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7c1ad" officeooo:paragraph-rsid="0007c1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8:35 – Hoy llegue al centro de innovación a las 7:15, hasta este momento, he trabajado en mejorar la graficación, sobre todo para ver cierta cantidad de últimos registros y que aquellos que fueron igresados con un valor NaN (Not a Number) a la base de datos no fueran devueltos en el json para evitar problemas al graficar (esto hacía que el parse a json no se hag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08:22:36.894059816</meta:creation-date>
    <dc:date>2018-03-05T08:26:07.281552168</dc:date>
    <meta:editing-duration>PT3M30S</meta:editing-duration>
    <meta:editing-cycles>1</meta:editing-cycles>
    <meta:document-statistic meta:table-count="0" meta:image-count="0" meta:object-count="0" meta:page-count="1" meta:paragraph-count="1" meta:word-count="67" meta:character-count="368" meta:non-whitespace-character-count="301"/>
    <meta:generator>LibreOffice/5.4.0.3$Linux_X86_64 LibreOffice_project/40m0$Build-3</meta:generator>
  </office:meta>
</office:document-meta>
</file>